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07cm" fo:min-width="2.036cm"/>
    </style:style>
    <style:style style:name="gr2" style:family="graphic" style:parent-style-name="standard">
      <style:graphic-properties draw:textarea-horizontal-align="justify" draw:textarea-vertical-align="middle" draw:auto-grow-height="false" fo:min-height="0.455cm" fo:min-width="2.644cm"/>
    </style:style>
    <style:style style:name="gr3" style:family="graphic" style:parent-style-name="standard">
      <style:graphic-properties draw:textarea-horizontal-align="justify" draw:textarea-vertical-align="middle" draw:auto-grow-height="false" fo:min-height="0.577cm" fo:min-width="2.813cm"/>
    </style:style>
    <style:style style:name="gr4" style:family="graphic" style:parent-style-name="standard">
      <style:graphic-properties draw:textarea-horizontal-align="justify" draw:textarea-vertical-align="middle" draw:auto-grow-height="false" fo:min-height="1.167cm" fo:min-width="1.589cm"/>
    </style:style>
    <style:style style:name="gr5" style:family="graphic" style:parent-style-name="standard">
      <style:graphic-properties draw:textarea-horizontal-align="justify" draw:textarea-vertical-align="middle" draw:auto-grow-height="false" fo:min-height="1.21cm" fo:min-width="2.0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456cm" fo:min-width="2.644cm"/>
    </style:style>
    <style:style style:name="gr8" style:family="graphic" style:parent-style-name="standard">
      <style:graphic-properties draw:textarea-horizontal-align="justify" draw:textarea-vertical-align="middle" draw:auto-grow-height="false" fo:min-height="0.988cm" fo:min-width="2.929cm"/>
    </style:style>
    <style:style style:name="gr9" style:family="graphic" style:parent-style-name="standard">
      <style:graphic-properties draw:textarea-horizontal-align="justify" draw:textarea-vertical-align="middle" draw:auto-grow-height="false" fo:min-height="1.066cm" fo:min-width="4.453cm"/>
    </style:style>
    <style:style style:name="gr10" style:family="graphic" style:parent-style-name="standard">
      <style:graphic-properties draw:textarea-horizontal-align="justify" draw:textarea-vertical-align="middle" draw:auto-grow-height="false" fo:min-height="1.188cm" fo:min-width="3.945cm"/>
    </style:style>
    <style:style style:name="gr11" style:family="graphic" style:parent-style-name="standard">
      <style:graphic-properties draw:stroke="solid" svg:stroke-color="#3465a4" draw:fill="none" fo:min-height="0.874cm"/>
    </style:style>
    <style:style style:name="gr12" style:family="graphic" style:parent-style-name="standard">
      <style:graphic-properties draw:stroke="solid" svg:stroke-color="#3465a4" draw:fill="none" fo:min-height="1.02cm"/>
    </style:style>
    <style:style style:name="gr13" style:family="graphic" style:parent-style-name="standard">
      <style:graphic-properties draw:stroke="solid" svg:stroke-color="#3465a4" draw:fill="none" fo:min-height="1.423cm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fo:font-size="12pt"/>
    </style:style>
    <style:style style:name="P4" style:family="paragraph">
      <style:text-properties fo:font-size="12pt" style:font-size-asian="18pt" style:font-size-complex="18pt"/>
    </style:style>
    <style:style style:name="P5" style:family="paragraph">
      <loext:graphic-properties draw:fill="none"/>
      <style:text-properties fo:font-size="12pt" style:font-size-asian="18pt" style:font-size-complex="18pt"/>
    </style:style>
    <style:style style:name="T1" style:family="text">
      <style:text-properties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536cm" svg:height="2.257cm" svg:x="0.154cm" svg:y="4.441cm">
          <text:p text:style-name="P1">Types of <text:line-break/>biological <text:line-break/>databases<text:line-break/>(DBs)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144cm" svg:height="0.705cm" svg:x="3.91cm" svg:y="8.133cm">
          <text:p text:style-name="P1">Specialized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3.313cm" svg:height="0.827cm" svg:x="3.91cm" svg:y="4.066cm">
          <text:p text:style-name="P1">Generalized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2.089cm" svg:height="1.417cm" svg:x="8.625cm" svg:y="1.939cm">
          <text:p text:style-name="P1">Primary</text:p>
          <text:p text:style-name="P1"><text:s/>DBs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2.54cm" svg:height="1.46cm" svg:x="8.682cm" svg:y="7.695cm">
          <text:p text:style-name="P1">Secondary<text:line-break/> DBs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.69cm" svg:y1="5.569cm" svg:x2="3.91cm" svg:y2="4.479cm" draw:start-shape="id1" draw:start-glue-point="1" draw:end-shape="id2" svg:d="M2690 5569h610v-1090h610" svg:viewBox="0 0 1221 1091">
          <text:p/>
        </draw:connector>
        <draw:connector draw:style-name="gr6" draw:text-style-name="P2" draw:layer="layout" svg:x1="2.69cm" svg:y1="5.569cm" svg:x2="3.91cm" svg:y2="8.485cm" draw:start-shape="id1" draw:start-glue-point="1" draw:end-shape="id3" draw:end-glue-point="3" svg:d="M2690 5569h610v2916h610" svg:viewBox="0 0 1221 2917">
          <text:p/>
        </draw:connector>
        <draw:connector draw:style-name="gr6" draw:text-style-name="P2" draw:layer="layout" svg:x1="7.223cm" svg:y1="4.479cm" svg:x2="8.625cm" svg:y2="2.647cm" draw:start-shape="id2" draw:start-glue-point="1" draw:end-shape="id4" draw:end-glue-point="3" svg:d="M7223 4479h700v-1832h702" svg:viewBox="0 0 1403 1833">
          <text:p/>
        </draw:connector>
        <draw:connector draw:style-name="gr6" draw:text-style-name="P2" draw:layer="layout" svg:x1="7.223cm" svg:y1="4.479cm" svg:x2="8.682cm" svg:y2="8.425cm" draw:start-shape="id2" draw:start-glue-point="1" draw:end-shape="id5" draw:end-glue-point="3" svg:d="M7223 4479h729v3946h730" svg:viewBox="0 0 1460 3947">
          <text:p/>
        </draw:connector>
        <draw:custom-shape draw:style-name="gr7" draw:text-style-name="P1" xml:id="id6" draw:id="id6" draw:layer="layout" svg:width="3.144cm" svg:height="0.706cm" svg:x="3.91cm" svg:y="9.317cm">
          <text:p text:style-name="P1">Mixed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.69cm" svg:y1="5.569cm" svg:x2="3.91cm" svg:y2="9.67cm" draw:start-shape="id1" draw:end-shape="id6" draw:end-glue-point="3" svg:d="M2690 5569h610v4101h610" svg:viewBox="0 0 1221 4102">
          <text:p/>
        </draw:connector>
        <draw:custom-shape draw:style-name="gr8" draw:text-style-name="P1" xml:id="id7" draw:id="id7" draw:layer="layout" svg:width="3.429cm" svg:height="1.238cm" svg:x="13cm" svg:y="0.162cm">
          <text:p text:style-name="P1">Nucleotide <text:line-break/>Sequence DB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8" draw:id="id8" draw:layer="layout" svg:width="4.953cm" svg:height="1.316cm" svg:x="13cm" svg:y="1.789cm">
          <text:p text:style-name="P1"><text:span text:style-name="T1">Microarray/Functional </text:span><text:span text:style-name="T1"><text:line-break/></text:span><text:span text:style-name="T1">genomics DB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9" draw:id="id9" draw:layer="layout" svg:width="4.445cm" svg:height="1.438cm" svg:x="13cm" svg:y="3.472cm">
          <text:p text:style-name="P1"><text:span text:style-name="T1">Protein sequences </text:span><text:span text:style-name="T1"><text:line-break/></text:span><text:span text:style-name="T1">and structure DBs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10.714cm" svg:y1="2.647cm" svg:x2="13cm" svg:y2="0.781cm" draw:start-shape="id4" draw:start-glue-point="1" draw:end-shape="id7" draw:end-glue-point="3" svg:d="M10714 2647h1142v-1866h1144" svg:viewBox="0 0 2287 1867">
          <text:p/>
        </draw:connector>
        <draw:connector draw:style-name="gr6" draw:text-style-name="P3" draw:layer="layout" svg:x1="10.714cm" svg:y1="2.647cm" svg:x2="13cm" svg:y2="2.447cm" draw:start-shape="id4" draw:start-glue-point="1" draw:end-shape="id8" draw:end-glue-point="3" svg:d="M10714 2647h1142v-200h1144" svg:viewBox="0 0 2287 201">
          <text:p/>
        </draw:connector>
        <draw:connector draw:style-name="gr6" draw:text-style-name="P3" draw:layer="layout" svg:x1="10.714cm" svg:y1="2.647cm" svg:x2="13cm" svg:y2="4.191cm" draw:start-shape="id4" draw:start-glue-point="1" draw:end-shape="id9" svg:d="M10714 2647h1142v1544h1144" svg:viewBox="0 0 2287 1545">
          <text:p/>
        </draw:connector>
        <draw:frame draw:style-name="gr11" draw:text-style-name="P5" xml:id="id10" draw:id="id10" draw:layer="layout" svg:width="5.413cm" svg:height="1.199cm" svg:x="12.875cm" svg:y="5.745cm">
          <draw:text-box>
            <text:p text:style-name="P4"><text:span text:style-name="T1">Protein families, domains and structure </text:span></text:p>
          </draw:text-box>
        </draw:frame>
        <draw:frame draw:style-name="gr12" draw:text-style-name="P5" xml:id="id11" draw:id="id11" draw:layer="layout" svg:width="5.461cm" svg:height="1.27cm" svg:x="12.827cm" svg:y="7.304cm">
          <draw:text-box>
            <text:p text:style-name="P4"><text:span text:style-name="T1">Protein sequences and functional information</text:span></text:p>
          </draw:text-box>
        </draw:frame>
        <draw:frame draw:style-name="gr13" draw:text-style-name="P5" xml:id="id12" draw:id="id12" draw:layer="layout" svg:width="5.842cm" svg:height="1.673cm" svg:x="12.827cm" svg:y="8.907cm">
          <draw:text-box>
            <text:p text:style-name="P4"><text:span text:style-name="T1">Nucleotide (Genes/Genomes) sequence and annotation </text:span></text:p>
          </draw:text-box>
        </draw:frame>
        <draw:connector draw:style-name="gr6" draw:text-style-name="P3" draw:layer="layout" svg:x1="11.222cm" svg:y1="8.425cm" svg:x2="12.875cm" svg:y2="6.344cm" draw:start-shape="id5" draw:start-glue-point="1" draw:end-shape="id10" draw:end-glue-point="3" svg:d="M11222 8425h827v-2081h826" svg:viewBox="0 0 1654 2082">
          <text:p/>
        </draw:connector>
        <draw:connector draw:style-name="gr6" draw:text-style-name="P3" draw:layer="layout" svg:x1="11.222cm" svg:y1="8.425cm" svg:x2="12.827cm" svg:y2="7.939cm" draw:start-shape="id5" draw:start-glue-point="1" draw:end-shape="id11" draw:end-glue-point="3" svg:d="M11222 8425h803v-486h802" svg:viewBox="0 0 1606 487">
          <text:p/>
        </draw:connector>
        <draw:connector draw:style-name="gr6" draw:text-style-name="P3" draw:layer="layout" svg:x1="11.222cm" svg:y1="8.425cm" svg:x2="12.827cm" svg:y2="9.743cm" draw:start-shape="id5" draw:start-glue-point="1" draw:end-shape="id12" draw:end-glue-point="3" svg:d="M11222 8425h803v1318h802" svg:viewBox="0 0 1606 13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923cm" fo:page-height="10.66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04T18:53:12.391741513</meta:creation-date>
    <dc:date>2021-03-04T20:58:18.083776733</dc:date>
    <meta:editing-duration>PT50M6S</meta:editing-duration>
    <meta:editing-cycles>5</meta:editing-cycles>
    <meta:generator>LibreOffice/6.0.7.3$Linux_X86_64 LibreOffice_project/00m0$Build-3</meta:generator>
    <meta:document-statistic meta:object-count="23"/>
  </office:meta>
</office:document-meta>
</file>